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Single Cycle</text:p>
          </table:table-cell>
          <table:table-cell table:style-name="ce5" office:value-type="string" calcext:value-type="string">
            <text:p>Pipeline</text:p>
          </table:table-cell>
          <table:table-cell table:style-name="ce7" office:value-type="string" calcext:value-type="string">
            <text:p>Single Cycle</text:p>
          </table:table-cell>
          <table:table-cell table:style-name="ce5" office:value-type="string" calcext:value-type="string">
            <text:p>Pipeline</text:p>
          </table:table-cell>
          <table:table-cell table:style-name="ce2" office:value-type="string" calcext:value-type="string">
            <text:p>Single Cycle</text:p>
          </table:table-cell>
          <table:table-cell table:style-name="ce5" office:value-type="string" calcext:value-type="string">
            <text:p>Pipeline</text:p>
          </table:table-cell>
          <table:table-cell table:style-name="ce2" office:value-type="string" calcext:value-type="string">
            <text:p>Single Cycle</text:p>
          </table:table-cell>
          <table:table-cell table:style-name="ce5" office:value-type="string" calcext:value-type="string">
            <text:p>Pipelin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Max Clock Frequency</text:p>
          </table:table-cell>
          <table:covered-table-cell table:style-name="ce6"/>
          <table:table-cell table:style-name="ce8" office:value-type="string" calcext:value-type="string" table:number-columns-spanned="2" table:number-rows-spanned="1">
            <text:p>Critical Path Length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Latency of Instructions</text:p>
          </table:table-cell>
          <table:covered-table-cell table:style-name="ce6"/>
          <table:table-cell table:style-name="ce3" office:value-type="string" calcext:value-type="string" table:number-columns-spanned="2" table:number-rows-spanned="1">
            <text:p>MIPS using mergesort.asm</text:p>
          </table:table-cell>
          <table:covered-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20ns</text:p>
          </table:table-cell>
          <table:table-cell table:style-name="ce4" office:value-type="string" calcext:value-type="string">
            <text:p>39.04MHz</text:p>
          </table:table-cell>
          <table:table-cell table:style-name="ce4" office:value-type="string" calcext:value-type="string">
            <text:p>69.11 MHz</text:p>
          </table:table-cell>
          <table:table-cell table:style-name="ce4" office:value-type="float" office:value="31.739" calcext:value-type="float">
            <text:p>31.739</text:p>
          </table:table-cell>
          <table:table-cell table:style-name="ce4" office:value-type="float" office:value="24.47" calcext:value-type="float">
            <text:p>24.47</text:p>
          </table:table-cell>
          <table:table-cell table:style-name="ce4" table:formula="of:=1*[.B16]" office:value-type="float" office:value="0.0000000256147540983607" calcext:value-type="float">
            <text:p>2.56147540983607E-008</text:p>
          </table:table-cell>
          <table:table-cell table:style-name="ce4" table:formula="of:=5*[.C16]" office:value-type="float" office:value="0.0000000723484300390682" calcext:value-type="float">
            <text:p>7.23484300390682E-008</text:p>
          </table:table-cell>
          <table:table-cell table:style-name="ce9" table:formula="of:=[.K13]/1000000" office:value-type="float" office:value="3.82070730690449" calcext:value-type="float">
            <text:p>3.8207073069</text:p>
          </table:table-cell>
          <table:table-cell table:style-name="ce9" table:formula="of:=[.L13]/1000000" office:value-type="float" office:value="6.58265952754794" calcext:value-type="float">
            <text:p>6.58265952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0ns</text:p>
          </table:table-cell>
          <table:table-cell table:style-name="ce4" office:value-type="string" calcext:value-type="string">
            <text:p>39.04MHz</text:p>
          </table:table-cell>
          <table:table-cell table:style-name="ce4" office:value-type="string" calcext:value-type="string">
            <text:p>69.11 MHz</text:p>
          </table:table-cell>
          <table:table-cell table:style-name="ce4" office:value-type="float" office:value="21.739" calcext:value-type="float">
            <text:p>21.739</text:p>
          </table:table-cell>
          <table:table-cell table:style-name="ce4" office:value-type="float" office:value="14.47" calcext:value-type="float">
            <text:p>14.47</text:p>
          </table:table-cell>
          <table:table-cell table:style-name="ce4" table:formula="of:=1*[.B16]" office:value-type="float" office:value="0.0000000256147540983607" calcext:value-type="float">
            <text:p>2.56147540983607E-008</text:p>
          </table:table-cell>
          <table:table-cell table:style-name="ce4" table:formula="of:=5*[.C16]" office:value-type="float" office:value="0.0000000723484300390682" calcext:value-type="float">
            <text:p>7.23484300390682E-008</text:p>
          </table:table-cell>
          <table:table-cell table:style-name="ce9" table:formula="of:=[.K13]/1000000" office:value-type="float" office:value="3.82070730690449" calcext:value-type="float">
            <text:p>3.8207073069</text:p>
          </table:table-cell>
          <table:table-cell table:style-name="ce9" table:formula="of:=[.L13]/1000000" office:value-type="float" office:value="6.58265952754794" calcext:value-type="float">
            <text:p>6.58265952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ns</text:p>
          </table:table-cell>
          <table:table-cell table:style-name="ce4" office:value-type="string" calcext:value-type="string">
            <text:p>39.04MHz</text:p>
          </table:table-cell>
          <table:table-cell table:style-name="ce4" office:value-type="string" calcext:value-type="string">
            <text:p>69.11 MHz</text:p>
          </table:table-cell>
          <table:table-cell table:style-name="ce4" office:value-type="float" office:value="16.739" calcext:value-type="float">
            <text:p>16.739</text:p>
          </table:table-cell>
          <table:table-cell table:style-name="ce4" office:value-type="float" office:value="9.47" calcext:value-type="float">
            <text:p>9.47</text:p>
          </table:table-cell>
          <table:table-cell table:style-name="ce4" table:formula="of:=1*[.B16]" office:value-type="float" office:value="0.0000000256147540983607" calcext:value-type="float">
            <text:p>2.56147540983607E-008</text:p>
          </table:table-cell>
          <table:table-cell table:style-name="ce4" table:formula="of:=5*[.C16]" office:value-type="float" office:value="0.0000000723484300390682" calcext:value-type="float">
            <text:p>7.23484300390682E-008</text:p>
          </table:table-cell>
          <table:table-cell table:style-name="ce9" table:formula="of:=[.K13]/1000000" office:value-type="float" office:value="3.82070730690449" calcext:value-type="float">
            <text:p>3.8207073069</text:p>
          </table:table-cell>
          <table:table-cell table:style-name="ce9" table:formula="of:=[.L13]/1000000" office:value-type="float" office:value="6.58265952754794" calcext:value-type="float">
            <text:p>6.58265952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ns</text:p>
          </table:table-cell>
          <table:table-cell table:style-name="ce4" office:value-type="string" calcext:value-type="string">
            <text:p>39.04MHz</text:p>
          </table:table-cell>
          <table:table-cell table:style-name="ce4" office:value-type="string" calcext:value-type="string">
            <text:p>69.11 MHz</text:p>
          </table:table-cell>
          <table:table-cell table:style-name="ce4" office:value-type="float" office:value="13.739" calcext:value-type="float">
            <text:p>13.739</text:p>
          </table:table-cell>
          <table:table-cell table:style-name="ce4" office:value-type="float" office:value="6.47" calcext:value-type="float">
            <text:p>6.47</text:p>
          </table:table-cell>
          <table:table-cell table:style-name="ce4" table:formula="of:=1*[.B16]" office:value-type="float" office:value="0.0000000256147540983607" calcext:value-type="float">
            <text:p>2.56147540983607E-008</text:p>
          </table:table-cell>
          <table:table-cell table:style-name="ce4" table:formula="of:=5*[.C16]" office:value-type="float" office:value="0.0000000723484300390682" calcext:value-type="float">
            <text:p>7.23484300390682E-008</text:p>
          </table:table-cell>
          <table:table-cell table:style-name="ce9" table:formula="of:=[.K13]/1000000" office:value-type="float" office:value="3.82070730690449" calcext:value-type="float">
            <text:p>3.8207073069</text:p>
          </table:table-cell>
          <table:table-cell table:style-name="ce9" table:formula="of:=[.L13]/1000000" office:value-type="float" office:value="6.58265952754794" calcext:value-type="float">
            <text:p>6.582659527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55167" calcext:value-type="float">
            <text:p>55167</text:p>
          </table:table-cell>
          <table:table-cell office:value-type="float" office:value="56683" calcext:value-type="float">
            <text:p>56683</text:p>
          </table:table-cell>
          <table:table-cell table:number-columns-repeated="4"/>
          <table:table-cell office:value-type="string" calcext:value-type="string">
            <text:p>Instructions = 539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0]*[.B9]" office:value-type="float" office:value="1103340" calcext:value-type="float">
            <text:p>1103340</text:p>
          </table:table-cell>
          <table:table-cell table:formula="of:=[.A10]*[.C9]" office:value-type="float" office:value="1133660" calcext:value-type="float">
            <text:p>1133660</text:p>
          </table:table-cell>
          <table:table-cell/>
          <table:table-cell table:formula="of:=[.B10]*[.E15]" office:value-type="float" office:value="0.00110334" calcext:value-type="float">
            <text:p>0.00110334</text:p>
          </table:table-cell>
          <table:table-cell table:formula="of:=[.C10]*[.E15]" office:value-type="float" office:value="0.00113366" calcext:value-type="float">
            <text:p>0.0011336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[.B9]" office:value-type="float" office:value="551670" calcext:value-type="float">
            <text:p>551670</text:p>
          </table:table-cell>
          <table:table-cell table:formula="of:=[.A11]*[.C9]" office:value-type="float" office:value="566830" calcext:value-type="float">
            <text:p>566830</text:p>
          </table:table-cell>
          <table:table-cell/>
          <table:table-cell table:formula="of:=[.B11]*[.E15]" office:value-type="float" office:value="0.00055167" calcext:value-type="float">
            <text:p>0.00055167</text:p>
          </table:table-cell>
          <table:table-cell table:formula="of:=[.C11]*[.E15]" office:value-type="float" office:value="0.00056683" calcext:value-type="float">
            <text:p>0.0005668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2]*[.B9]" office:value-type="float" office:value="275835" calcext:value-type="float">
            <text:p>275835</text:p>
          </table:table-cell>
          <table:table-cell table:formula="of:=[.A12]*[.C9]" office:value-type="float" office:value="283415" calcext:value-type="float">
            <text:p>283415</text:p>
          </table:table-cell>
          <table:table-cell/>
          <table:table-cell table:formula="of:=[.B12]*[.E15]" office:value-type="float" office:value="0.000275835" calcext:value-type="float">
            <text:p>0.000275835</text:p>
          </table:table-cell>
          <table:table-cell table:formula="of:=[.C12]*[.E15]" office:value-type="float" office:value="0.000283415" calcext:value-type="float">
            <text:p>0.00028341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]*[.B9]" office:value-type="float" office:value="110334" calcext:value-type="float">
            <text:p>110334</text:p>
          </table:table-cell>
          <table:table-cell table:formula="of:=[.A13]*[.C9]" office:value-type="float" office:value="113366" calcext:value-type="float">
            <text:p>113366</text:p>
          </table:table-cell>
          <table:table-cell/>
          <table:table-cell table:formula="of:=[.B13]*[.E15]" office:value-type="float" office:value="0.000110334" calcext:value-type="float">
            <text:p>0.000110334</text:p>
          </table:table-cell>
          <table:table-cell table:formula="of:=[.C13]*[.E15]" office:value-type="float" office:value="0.000113366" calcext:value-type="float">
            <text:p>0.000113366</text:p>
          </table:table-cell>
          <table:table-cell table:number-columns-repeated="2"/>
          <table:table-cell office:value-type="float" office:value="5399" calcext:value-type="float">
            <text:p>5399</text:p>
          </table:table-cell>
          <table:table-cell/>
          <table:table-cell table:formula="of:=[.I13]/[.B18]" office:value-type="float" office:value="3820707.30690449" calcext:value-type="float">
            <text:p>3820707.30690449</text:p>
          </table:table-cell>
          <table:table-cell table:formula="of:=[.I13]/[.C18]" office:value-type="float" office:value="6582659.52754794" calcext:value-type="float">
            <text:p>6582659.5275479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PIPE</text:p>
          </table:table-cell>
          <table:table-cell/>
          <table:table-cell office:value-type="float" office:value="0.000000001" calcext:value-type="float">
            <text:p>0.000000001</text:p>
          </table:table-cell>
          <table:table-cell office:value-type="string" calcext:value-type="string">
            <text:p>s/ns</text:p>
          </table:table-cell>
          <table:table-cell office:value-type="string" calcext:value-type="string">
            <text:p>single cycle</text:p>
          </table:table-cell>
          <table:table-cell table:number-columns-repeated="5"/>
        </table:table-row>
        <table:table-row table:style-name="ro1">
          <table:table-cell/>
          <table:table-cell table:formula="of:=1/39040000" office:value-type="float" office:value="0.0000000256147540983607" calcext:value-type="float">
            <text:p>2.56147540983607E-008</text:p>
          </table:table-cell>
          <table:table-cell table:formula="of:=1/69110000" office:value-type="float" office:value="0.0000000144696860078136" calcext:value-type="float">
            <text:p>1.44696860078136E-008</text:p>
          </table:table-cell>
          <table:table-cell table:number-columns-repeated="3"/>
          <table:table-cell table:formula="of:=5399/[.E10]" office:value-type="float" office:value="4893323.90740842" calcext:value-type="float">
            <text:p>4893323.90740842</text:p>
          </table:table-cell>
          <table:table-cell table:formula="of:=[.I13]/[.F10]" office:value-type="float" office:value="4762450.82299808" calcext:value-type="float">
            <text:p>4762450.82299808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I13]/[.E11]" office:value-type="float" office:value="9786647.81481683" calcext:value-type="float">
            <text:p>9786647.81481683</text:p>
          </table:table-cell>
          <table:table-cell table:formula="of:=[.I13]/[.F11]" office:value-type="float" office:value="9524901.64599615" calcext:value-type="float">
            <text:p>9524901.64599615</text:p>
          </table:table-cell>
          <table:table-cell table:number-columns-repeated="4"/>
        </table:table-row>
        <table:table-row table:style-name="ro1">
          <table:table-cell/>
          <table:table-cell table:formula="of:=[.B16]*[.B9]" office:value-type="float" office:value="0.00141308913934426" calcext:value-type="float">
            <text:p>0.0014130891</text:p>
          </table:table-cell>
          <table:table-cell table:formula="of:=[.C16]*[.C9]" office:value-type="float" office:value="0.0008201852119809" calcext:value-type="float">
            <text:p>0.0008201852</text:p>
          </table:table-cell>
          <table:table-cell table:number-columns-repeated="3"/>
          <table:table-cell table:formula="of:=[.I13]/[.E12]" office:value-type="float" office:value="19573295.6296337" calcext:value-type="float">
            <text:p>19573295.6296337</text:p>
          </table:table-cell>
          <table:table-cell table:formula="of:=[.I13]/[.F12]" office:value-type="float" office:value="19049803.2919923" calcext:value-type="float">
            <text:p>19049803.2919923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I13]/[.E13]" office:value-type="float" office:value="48933239.0740841" calcext:value-type="float">
            <text:p>48933239.0740841</text:p>
          </table:table-cell>
          <table:table-cell table:formula="of:=[.I13]/[.F13]" office:value-type="float" office:value="47624508.2299808" calcext:value-type="float">
            <text:p>47624508.229980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tor Graphics</meta:initial-creator>
    <meta:creation-date>2016-02-25T13:35:03.697593194</meta:creation-date>
    <dc:date>2016-02-25T16:38:00.021823596</dc:date>
    <dc:creator>Mentor Graphics</dc:creator>
    <meta:editing-duration>PT2H53M47S</meta:editing-duration>
    <meta:editing-cycles>3</meta:editing-cycles>
    <meta:generator>LibreOffice/4.2.8.2$Linux_X86_64 LibreOffice_project/420$Build-2</meta:generator>
    <meta:document-statistic meta:table-count="1" meta:cell-count="91" meta:object-count="0"/>
  </office:meta>
</office:document-meta>
</file>